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47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44.61mm"/>
    </style:style>
    <style:style style:name="co11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C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9,C26,C34,C49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±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0,C21,C42,C45,C48</text:p>
          </table:table-cell>
          <table:table-cell office:value-type="string" calcext:value-type="string">
            <text:p>C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C4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0,C4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C29,C30,C35,C36,C37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3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 le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_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1mm_Dia_2.54mm_Outer_Copper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ducia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1B0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C2,IC6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363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/2-O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36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40-SO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Header_Straight_1x08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e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i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J320D_3.5mm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 o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ard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secondary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Hirose_FH12-16S-1_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 - mai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Vishay_IHLP-1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unt1,Mount2,Mount3,Mount4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k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8,R19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2,R6,R21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20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4,R7,R24,R25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8,R9,R16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R_Array_Concave_4x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N3,RN4</text:p>
          </table:table-cell>
          <table:table-cell office:value-type="string" calcext:value-type="string">
            <text:p>R_Array_Concave_4x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Mouse_bites_0.5_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_bites_0.5_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 select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v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ALPS_EC11B_rotary_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i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fadeou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ouch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mode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_Tactile_SKHH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eleas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1053b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723-TQF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72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A953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EPW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288MHz</text:p>
          </table:table-cell>
          <table:table-cell/>
        </table:table-row>
      </table:table>
      <table:table table:name="fab v0.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C1,C5,C8,C9,C10,C11,C12,C15,C16,C17,C18,C22,C23,C24,C25,C31,C32,C33,C38,C39,C41,C43,C50,C51,C52,C53,C6,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9,C26,C34,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,C21,C42,C45,C4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,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C4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,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C29,C30,C35,C36,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D37,D38,D39,D40,D41,D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</table:table-row>
        <table:table-row table:style-name="ro1">
          <table:table-cell office:value-type="string" calcext:value-type="string">
            <text:p>IC2,IC6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33MDBV</text:p>
          </table:table-cell>
        </table:table-row>
        <table:table-row table:style-name="ro2">
          <table:table-cell office:value-type="string" calcext:value-type="string">
            <text:p>IC3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18MDBV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</table:table-row>
        <table:table-row table:style-name="ro1">
          <table:table-cell office:value-type="string" calcext:value-type="string">
            <text:p>J2,J3,J11,J12,J13,J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J320D_3.5mm_Ja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</table:table-row>
        <table:table-row table:style-name="ro1">
          <table:table-cell office:value-type="string" calcext:value-type="string">
            <text:p>J8,J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,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6,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,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R7,R24,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R9,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3,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formula="of:=SUM([.D2:.D58])" office:value-type="float" office:value="346" calcext:value-type="float">
            <text:p>346</text:p>
          </table:table-cell>
          <table:table-cell table:formula="of:=SUM([.E2:.E57])" office:value-type="float" office:value="158" calcext:value-type="float">
            <text:p>158</text:p>
          </table:table-cell>
          <table:table-cell table:number-columns-repeated="2"/>
        </table:table-row>
      </table:table>
      <table:table table:name="fab v0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C1,C5,C8,C9,C10,C11,C12,C15,C16,C17,C18,C22,C23,C24,C25,C31,C32,C33,C38,C39,C50,C51,C52,C53,C6,C41,C43,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,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9,C26,C34,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,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,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C47,C42,C45,C4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,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C29,C30,C35,C36,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D37,D38,D39,D40,D41,D4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</table:table-row>
        <table:table-row table:style-name="ro3">
          <table:table-cell office:value-type="string" calcext:value-type="string">
            <text:p>IC2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</table:table-row>
        <table:table-row table:style-name="ro1">
          <table:table-cell office:value-type="string" calcext:value-type="string">
            <text:p>J2,J3,J11,J12,J13,J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J320D_3.5mm_Jac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</table:table-row>
        <table:table-row table:style-name="ro1">
          <table:table-cell office:value-type="string" calcext:value-type="string">
            <text:p>J8,J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,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6,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,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R7,R24,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R9,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3,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SOT-223-3_TabPi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D1117S18TR_SOT223</text:p>
          </table:table-cell>
          <table:table-cell office:value-type="string" calcext:value-type="string">
            <text:p>SOT-223-3_TabPin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otal</text:p>
          </table:table-cell>
          <table:table-cell table:formula="of:=SUM([.D2:.D58])" office:value-type="float" office:value="344" calcext:value-type="float">
            <text:p>344</text:p>
          </table:table-cell>
          <table:table-cell table:formula="of:=SUM([.E2:.E55])" office:value-type="float" office:value="156" calcext:value-type="float">
            <text:p>15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tactConsequencesMono.A1:ContactConsequencesMono.F118">
          <table:sort>
            <table:sort-by table:field-number="1" table:data-type="automatic"/>
          </table:sort>
        </table:database-range>
        <table:database-range table:name="__Anonymous_Sheet_DB__2" table:target-range-address="'fab v0.2'.A1:'fab v0.2'.G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66mm" fo:margin-right="7.6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2:36:48.397573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2:41:04.513569029</dc:date>
    <meta:editing-duration>PT1H5M59S</meta:editing-duration>
    <meta:editing-cycles>20</meta:editing-cycles>
    <meta:generator>LibreOffice/5.3.5.2$Linux_X86_64 LibreOffice_project/50d9bf2b0a79cdb85a3814b592608037a682059d</meta:generator>
    <meta:document-statistic meta:table-count="3" meta:cell-count="1261" meta:object-count="0"/>
  </office:meta>
</office:document-meta>
</file>